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00%" style:tab-stop-distance="1in" fo:margin-left="0.5625in" fo:margin-right="0in" fo:text-indent="-0.562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style:tab-stop-distance="1in" fo:margin-left="0.5625in" fo:margin-right="0in" fo:text-indent="-0.562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text:list-style style:name="a1520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3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97" draw:master-page-name="Master2-Layout7-blank-Leer" presentation:presentation-page-layout-name="Master2-PPL7" draw:id="Slide-256">
        <draw:frame draw:id="id196" presentation:style-name="a1300" draw:name="Titel 1" svg:x="0.3937in" svg:y="3.64173in" svg:width="10.23622in" svg:height="0.98425in" presentation:class="title" presentation:placeholder="false">
          <draw:text-box>
            <text:p text:style-name="a1299" text:class-names="" text:cond-style-name=""><text:span text:style-name="a1298" text:class-names="">Design CPS</text:span></text:p>
          </draw:text-box>
          <svg:title/>
          <svg:desc/>
        </draw:frame>
        <draw:frame draw:id="id197" presentation:style-name="a1303" draw:name="Untertitel 2" svg:x="0.59055in" svg:y="5.11811in" svg:width="10.03937in" svg:height="2.75591in" presentation:class="subtitle" presentation:placeholder="false">
          <draw:text-box>
            <text:p text:style-name="a1302" text:class-names="" text:cond-style-name=""><text:span text:style-name="a1301" text:class-names="">Projektpräsentation UseCase PVC-Erkennung</text:span></text:p>
          </draw:text-box>
          <svg:title/>
          <svg:desc/>
        </draw:frame>
        <presentation:notes draw:style-name="a1309">
          <draw:frame draw:id="id198" draw:style-name="a1306" draw:name="Foliennummernplatzhalter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307" draw:name="Folienbildplatzhalter 1">
            <svg:title/>
            <svg:desc/>
          </draw:page-thumbnail>
          <draw:frame draw:id="id200" presentation:style-name="a130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10" draw:master-page-name="Master1-Layout7-blank-Leer" presentation:presentation-page-layout-name="Master1-PPL7" draw:id="Slide-257">
        <draw:frame draw:id="id201" draw:style-name="a1313" draw:name="Foliennummernplatzhalter 3" svg:x="0.19685in" svg:y="7.48031in" svg:width="0.59055in" svg:height="0.59055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202" presentation:style-name="a1316" draw:name="Titel 1" svg:x="0.3937in" svg:y="0.3937in" svg:width="10.23622in" svg:height="0.98425in" presentation:class="title" presentation:placeholder="false">
          <draw:text-box>
            <text:p text:style-name="a1315" text:class-names="" text:cond-style-name=""><text:span text:style-name="a1314" text:class-names="">Aufgabenstellung</text:span></text:p>
          </draw:text-box>
          <svg:title/>
          <svg:desc/>
        </draw:frame>
        <draw:frame draw:id="id203" presentation:style-name="a1332" draw:name="Textplatzhalter 2" svg:x="0.26063in" svg:y="2.18189in" svg:width="10.03937in" svg:height="5.11811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Korn hat Interesse gezeigt, mittels Bilderkennung und neuronalen Netzen den Recyclingprozess zu vereinfachen.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→ PVC-Rohr(e) mittels Live-Aufnahme und neuronalem Netz in Bauschutt erkennen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→ Markierung des erkannten Rohrs auf Live-Bild.</text:span></text:p>
              </text:list-item>
            </text:list>
          </draw:text-box>
          <svg:title/>
          <svg:desc/>
        </draw:frame>
        <presentation:notes draw:style-name="a1338">
          <draw:frame draw:id="id204" draw:style-name="a1335" draw:name="Foliennummernplatzhalter 6" svg:x="4.67953in" svg:y="11.10827in" svg:width="3.5878in" svg:height="0.58425in">
            <draw:text-box>
              <text:p text:style-name="a1334" text:class-names="" text:cond-style-name=""><text:span text:style-name="a133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5" presentation:style-name="a1336" draw:name="Folienbildplatzhalter 1">
            <svg:title/>
            <svg:desc/>
          </draw:page-thumbnail>
          <draw:frame draw:id="id206" presentation:style-name="a133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39" draw:master-page-name="Master1-Layout7-blank-Leer" presentation:presentation-page-layout-name="Master1-PPL7" draw:id="Slide-259">
        <draw:frame draw:id="id207" draw:style-name="a1342" draw:name="Foliennummernplatzhalter 3" svg:x="0.19685in" svg:y="7.48031in" svg:width="0.59055in" svg:height="0.59055in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  <draw:frame draw:id="id208" presentation:style-name="a1345" draw:name="Titel 1" svg:x="0.3937in" svg:y="0.3937in" svg:width="10.23622in" svg:height="0.98425in" presentation:class="title" presentation:placeholder="false">
          <draw:text-box>
            <text:p text:style-name="a1344" text:class-names="" text:cond-style-name=""><text:span text:style-name="a1343" text:class-names="">Lessons learned</text:span></text:p>
          </draw:text-box>
          <svg:title/>
          <svg:desc/>
        </draw:frame>
        <draw:frame draw:id="id209" presentation:style-name="a1458" draw:name="Textplatzhalter 2" svg:x="0.3937in" svg:y="2.16535in" svg:width="10.03937in" svg:height="5.11811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6" text:class-names="">1. Interpreter<text:s text:c="1"/></text:span><text:span text:style-name="a1347" text:class-names="">duplizieren</text:span><text:span text:style-name="a1348" text:class-names="">!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1" text:class-names="">2.<text:s text:c="1"/></text:span><text:span text:style-name="a1352" text:class-names="">Abhängigkeiten</text:span><text:span text:style-name="a1353" text:class-names=""><text:s text:c="1"/></text:span><text:span text:style-name="a1354" text:class-names="">oftmals</text:span><text:span text:style-name="a1355" text:class-names=""><text:s text:c="1"/></text:span><text:span text:style-name="a1356" text:class-names="">veraltet</text:span><text:span text:style-name="a1357" text:class-names="">.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60" text:class-names="">3.<text:s text:c="1"/></text:span><text:span text:style-name="a1361" text:class-names="">Egal</text:span><text:span text:style-name="a1362" text:class-names=""><text:s text:c="1"/></text:span><text:span text:style-name="a1363" text:class-names="">wie</text:span><text:span text:style-name="a1364" text:class-names=""><text:s text:c="1"/></text:span><text:span text:style-name="a1365" text:class-names="">viele</text:span><text:span text:style-name="a1366" text:class-names=""><text:s text:c="1"/></text:span><text:span text:style-name="a1367" text:class-names="">Trainingsbilder</text:span><text:span text:style-name="a1368" text:class-names=""><text:s text:c="1"/>man hat, man<text:s text:c="1"/></text:span><text:span text:style-name="a1369" text:class-names="">braucht</text:span><text:span text:style-name="a1370" text:class-names=""><text:s text:c="1"/></text:span><text:span text:style-name="a1371" text:class-names="">mehr</text:span><text:span text:style-name="a1372" text:class-names="">.</text:span><text:span text:style-name="a1373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376" text:class-names="">4.<text:s text:c="1"/></text:span><text:span text:style-name="a1377" text:class-names="">Trainingsbilder</text:span><text:span text:style-name="a1378" text:class-names=""><text:s text:c="1"/></text:span><text:span text:style-name="a1379" text:class-names="">bearbeiten</text:span><text:span text:style-name="a1380" text:class-names=""><text:s text:c="1"/></text:span><text:span text:style-name="a1381" text:class-names="">dauert</text:span><text:span text:style-name="a1382" text:class-names=""><text:s text:c="1"/></text:span><text:span text:style-name="a1383" text:class-names="">ohne</text:span><text:span text:style-name="a1384" text:class-names=""><text:s text:c="1"/></text:span><text:span text:style-name="a1385" text:class-names="">Hilfe</text:span><text:span text:style-name="a1386" text:class-names=""><text:s text:c="1"/>in<text:s text:c="1"/></text:span><text:span text:style-name="a1387" text:class-names="">etwa</text:span><text:span text:style-name="a1388" text:class-names=""><text:s text:c="1"/>so<text:s text:c="1"/></text:span><text:span text:style-name="a1389" text:class-names="">lange</text:span><text:span text:style-name="a1390" text:class-names="">,<text:s text:c="1"/></text:span><text:span text:style-name="a1391" text:class-names="">wie</text:span><text:span text:style-name="a1392" text:class-names=""><text:s text:c="1"/></text:span><text:span text:style-name="a1393" text:class-names="">einem</text:span><text:span text:style-name="a1394" text:class-names=""><text:s text:c="1"/></text:span><text:span text:style-name="a1395" text:class-names="">Rentner</text:span><text:span text:style-name="a1396" text:class-names=""><text:s text:c="1"/></text:span><text:span text:style-name="a1397" text:class-names="">durch</text:span><text:span text:style-name="a1398" text:class-names=""><text:s text:c="1"/></text:span><text:span text:style-name="a1399" text:class-names="">eine</text:span><text:span text:style-name="a1400" text:class-names=""><text:s text:c="1"/></text:span><text:span text:style-name="a1401" text:class-names="">Fußgängerzone</text:span><text:span text:style-name="a1402" text:class-names=""><text:s text:c="1"/></text:span><text:span text:style-name="a1403" text:class-names="">zu</text:span><text:span text:style-name="a1404" text:class-names=""><text:s text:c="1"/></text:span><text:span text:style-name="a1405" text:class-names="">folgen</text:span><text:span text:style-name="a1406" text:class-names="">. So<text:s text:c="1"/></text:span><text:span text:style-name="a1407" text:class-names="">auch</text:span><text:span text:style-name="a1408" text:class-names=""><text:s text:c="1"/>das<text:s text:c="1"/></text:span><text:span text:style-name="a1409" text:class-names="">Trainieren</text:span><text:span text:style-name="a1410" text:class-names=""><text:s text:c="1"/></text:span><text:span text:style-name="a1411" text:class-names="">selbst</text:span><text:span text:style-name="a1412" text:class-names="">.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15" text:class-names="">5. Man<text:s text:c="1"/></text:span><text:span text:style-name="a1416" text:class-names="">sollte</text:span><text:span text:style-name="a1417" text:class-names=""><text:s text:c="1"/>die<text:s text:c="1"/></text:span><text:span text:style-name="a1418" text:class-names="">Masken</text:span><text:span text:style-name="a1419" text:class-names=""><text:s text:c="1"/></text:span><text:span text:style-name="a1420" text:class-names="">richtig</text:span><text:span text:style-name="a1421" text:class-names=""><text:s text:c="1"/></text:span><text:span text:style-name="a1422" text:class-names="">erzeugen</text:span><text:span text:style-name="a1423" text:class-names="">.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26" text:class-names="">6.</text:span><text:span text:style-name="a1427" text:class-names=""><text:s text:c="1"/></text:span><text:span text:style-name="a1428" text:class-names="">Trainingsbilder</text:span><text:span text:style-name="a1429" text:class-names=""><text:s text:c="1"/></text:span><text:span text:style-name="a1430" text:class-names="">klein</text:span><text:span text:style-name="a1431" text:class-names=""><text:s text:c="1"/></text:span><text:span text:style-name="a1432" text:class-names="">halten</text:span><text:span text:style-name="a1433" text:class-names=""><text:s text:c="1"/></text:span><text:span text:style-name="a1434" text:class-names="">und</text:span><text:span text:style-name="a1435" text:class-names=""><text:s text:c="1"/></text:span><text:span text:style-name="a1436" text:class-names="">nicht</text:span><text:span text:style-name="a1437" text:class-names=""><text:s text:c="1"/></text:span><text:span text:style-name="a1438" text:class-names="">in</text:span><text:span text:style-name="a1439" text:class-names=""><text:s text:c="1"/></text:span><text:span text:style-name="a1440" text:class-names="">git</text:span><text:span text:style-name="a1441" text:class-names=""><text:s text:c="1"/></text:span><text:span text:style-name="a1442" text:class-names="">hochladen</text:span><text:span text:style-name="a1443" text:class-names="">.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</draw:text-box>
          <svg:title/>
          <svg:desc/>
        </draw:frame>
        <presentation:notes draw:style-name="a1464">
          <draw:frame draw:id="id210" draw:style-name="a1461" draw:name="Foliennummernplatzhalter 6" svg:x="4.67953in" svg:y="11.10827in" svg:width="3.5878in" svg:height="0.58425in">
            <draw:text-box>
              <text:p text:style-name="a1460" text:class-names="" text:cond-style-name=""><text:span text:style-name="a145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1" presentation:style-name="a1462" draw:name="Folienbildplatzhalter 1">
            <svg:title/>
            <svg:desc/>
          </draw:page-thumbnail>
          <draw:frame draw:id="id212" presentation:style-name="a146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1465" draw:master-page-name="Master1-Layout7-blank-Leer" presentation:presentation-page-layout-name="Master1-PPL7" draw:id="Slide-260">
        <draw:frame draw:id="id213" draw:style-name="a1468" draw:name="Foliennummernplatzhalter 3" svg:x="0.19685in" svg:y="7.48031in" svg:width="0.59055in" svg:height="0.59055in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  <draw:frame draw:id="id214" presentation:style-name="a1473" draw:name="Titel 1" svg:x="0.3937in" svg:y="0.3937in" svg:width="10.23622in" svg:height="0.98425in" presentation:class="title" presentation:placeholder="false">
          <draw:text-box>
            <text:p text:style-name="a1472" text:class-names="" text:cond-style-name=""><text:span text:style-name="a1469" text:class-names="">Fazit</text:span><text:span text:style-name="a1470" text:class-names=""><text:tab/></text:span><text:span text:style-name="a1471" text:class-names=""/></text:p>
          </draw:text-box>
          <svg:title/>
          <svg:desc/>
        </draw:frame>
        <draw:frame draw:id="id215" presentation:style-name="a1543" draw:name="Textplatzhalter 2" svg:x="0.3937in" svg:y="2.16535in" svg:width="10.03937in" svg:height="5.11811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474" text:class-names="">Problem<text:s text:c="1"/></text:span><text:span text:style-name="a1475" text:class-names="">ist</text:span><text:span text:style-name="a1476" text:class-names=""><text:s text:c="1"/></text:span><text:span text:style-name="a1477" text:class-names="">lösbar</text:span><text:span text:style-name="a1478" text:class-names=""><text:line-break/>-&gt;<text:s text:c="1"/></text:span><text:span text:style-name="a1479" text:class-names="">eine</text:span><text:span text:style-name="a1480" text:class-names=""><text:s text:c="1"/></text:span><text:span text:style-name="a1481" text:class-names="">Lösung</text:span><text:span text:style-name="a1482" text:class-names=""><text:s text:c="1"/></text:span><text:span text:style-name="a1483" text:class-names="">wäre</text:span><text:span text:style-name="a1484" text:class-names=""><text:s text:c="1"/></text:span><text:span text:style-name="a1485" text:class-names="">möglich</text:span><text:span text:style-name="a1486" text:class-names=""><text:s text:c="1"/></text:span><text:span text:style-name="a1487" text:class-names="">bräuchte</text:span><text:span text:style-name="a1488" text:class-names=""><text:s text:c="1"/></text:span><text:span text:style-name="a1489" text:class-names="">aber</text:span><text:span text:style-name="a1490" text:class-names=""><text:s text:c="1"/></text:span><text:span text:style-name="a1491" text:class-names="">noch</text:span><text:span text:style-name="a1492" text:class-names=""><text:s text:c="1"/></text:span><text:span text:style-name="a1493" text:class-names="">deutlich</text:span><text:span text:style-name="a1494" text:class-names=""><text:s text:c="1"/></text:span><text:span text:style-name="a1495" text:class-names="">mehr</text:span><text:span text:style-name="a1496" text:class-names=""><text:s text:c="1"/></text:span><text:span text:style-name="a1497" text:class-names="">Daten</text:span><text:span text:style-name="a1498" text:class-names=""><text:line-break/>-&gt; um<text:s text:c="1"/></text:span><text:span text:style-name="a1499" text:class-names="">auch</text:span><text:span text:style-name="a1500" text:class-names=""><text:s text:c="1"/></text:span><text:span text:style-name="a1501" text:class-names="">verschiedene</text:span><text:span text:style-name="a1502" text:class-names=""><text:s text:c="1"/></text:span><text:span text:style-name="a1503" text:class-names="">Materialien</text:span><text:span text:style-name="a1504" text:class-names=""><text:s text:c="1"/></text:span><text:span text:style-name="a1505" text:class-names="">unterscheiden</text:span><text:span text:style-name="a1506" text:class-names=""><text:s text:c="1"/></text:span><text:span text:style-name="a1507" text:class-names="">zu</text:span><text:span text:style-name="a1508" text:class-names=""><text:s text:c="1"/></text:span><text:span text:style-name="a1509" text:class-names="">können</text:span><text:span text:style-name="a1510" text:class-names=""><text:s text:c="1"/></text:span><text:span text:style-name="a1511" text:class-names="">wäre</text:span><text:span text:style-name="a1512" text:class-names=""><text:s text:c="1"/></text:span><text:span text:style-name="a1513" text:class-names="">z.B</text:span><text:span text:style-name="a1514" text:class-names="">.<text:s text:c="1"/></text:span><text:span text:style-name="a1515" text:class-names="">Spektralanalyse</text:span><text:span text:style-name="a1516" text:class-names=""><text:s text:c="1"/></text:span><text:span text:style-name="a1517" text:class-names="">nötig</text:span><text:span text:style-name="a151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21" text:class-names="">Praktische</text:span><text:span text:style-name="a1522" text:class-names=""><text:s text:c="1"/></text:span><text:span text:style-name="a1523" text:class-names="">Erfahrung</text:span><text:span text:style-name="a1524" text:class-names=""><text:s text:c="1"/></text:span><text:span text:style-name="a1525" text:class-names="">mit</text:span><text:span text:style-name="a1526" text:class-names=""><text:s text:c="1"/></text:span><text:span text:style-name="a1527" text:class-names="">neuronalen</text:span><text:span text:style-name="a1528" text:class-names=""><text:s text:c="1"/></text:span><text:span text:style-name="a1529" text:class-names="">Netzen</text:span><text:span text:style-name="a1530" text:class-names=""><text:s text:c="1"/>und Data Augmentation</text:span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  <presentation:notes draw:style-name="a1549">
          <draw:frame draw:id="id216" draw:style-name="a1546" draw:name="Foliennummernplatzhalter 6" svg:x="4.67953in" svg:y="11.10827in" svg:width="3.5878in" svg:height="0.58425in">
            <draw:text-box>
              <text:p text:style-name="a1545" text:class-names="" text:cond-style-name=""><text:span text:style-name="a154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7" presentation:style-name="a1547" draw:name="Folienbildplatzhalter 1">
            <svg:title/>
            <svg:desc/>
          </draw:page-thumbnail>
          <draw:frame draw:id="id218" presentation:style-name="a15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none" draw:stroke="non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none" draw:stroke="non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resentation" style:name="a1215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el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Mastertitelformat bearbeiten</text:span><text:span text:style-name="a73" text:class-names=""/></text:p>
        </draw:text-box>
        <svg:title/>
        <svg:desc/>
      </draw:frame>
      <draw:frame draw:id="id20" presentation:style-name="a79" draw:name="Untertitel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Master-Untertitelformat bearbeiten</text:span><text:span text:style-name="a77" text:class-names=""/></text:p>
        </draw:text-box>
        <svg:title/>
        <svg:desc/>
      </draw:frame>
      <draw:frame draw:id="id21" presentation:style-name="a82" draw:name="Datumsplatzhalter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ußzeilenplatzhalter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Foliennummernplatzhalter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Folienbildplatzhalter 1">
          <svg:title/>
          <svg:desc/>
        </draw:page-thumbnail>
        <draw:frame draw:id="id10" presentation:style-name="a93" draw:name="Notizenplatzhalt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Kopfzeilenplatzhalt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Datumsplatzhalt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Fußzeilenplatzhalt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Foliennummernplatzhalt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custom-shape svg:x="0in" svg:y="0.19685in" svg:width="10.62992in" svg:height="1.37795in" draw:id="id24" draw:layer="Master1-bg" draw:style-name="a110" draw:name="Freihandform: Form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Freihandform: Form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Freihandform: Form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Freihandform: Form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el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Mastertitelformat bearbeiten</text:span><text:span text:style-name="a121" text:class-names=""/></text:p>
        </draw:text-box>
        <svg:title/>
        <svg:desc/>
      </draw:frame>
      <draw:frame draw:id="id29" presentation:style-name="a139" draw:name="Inhaltsplatzhalter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Mastertextformat bearbeiten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ünfte Ebene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Datumsplatzhalter 3" svg:x="8.26772in" svg:y="7.48031in" svg:width="2.55906in" svg:height="0.5704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Fußzeilenplatzhalter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Foliennummernplatzhalter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Folienbildplatzhalter 1">
          <svg:title/>
          <svg:desc/>
        </draw:page-thumbnail>
        <draw:frame draw:id="id10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67">
      <draw:custom-shape svg:x="0in" svg:y="0.19685in" svg:width="10.62992in" svg:height="1.37795in" draw:id="id33" draw:layer="Master1-bg" draw:style-name="a170" draw:name="Freihandform: Form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Freihandform: Form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Freihandform: Form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Freihandform: Form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el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Mastertitelformat bearbeiten</text:span><text:span text:style-name="a181" text:class-names=""/></text:p>
        </draw:text-box>
        <svg:title/>
        <svg:desc/>
      </draw:frame>
      <draw:frame draw:id="id38" presentation:style-name="a187" draw:name="Textplatzhalter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Mastertextformat bearbeiten</text:span></text:p>
            </text:list-item>
          </text:list>
        </draw:text-box>
        <svg:title/>
        <svg:desc/>
      </draw:frame>
      <draw:frame draw:id="id39" presentation:style-name="a190" draw:name="Datumsplatzhalter 3" svg:x="8.26772in" svg:y="7.48031in" svg:width="2.55906in" svg:height="0.57047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Fußzeilenplatzhalter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Foliennummernplatzhalter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Folienbildplatzhalter 1">
          <svg:title/>
          <svg:desc/>
        </draw:page-thumbnail>
        <draw:frame draw:id="id10" presentation:style-name="a201" draw:name="Notizenplatzhalt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Kopfzeilenplatzhalt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Datumsplatzhalt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Fußzeilenplatzhalt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Foliennummernplatzhalt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custom-shape svg:x="0in" svg:y="0.19685in" svg:width="10.62992in" svg:height="1.37795in" draw:id="id42" draw:layer="Master1-bg" draw:style-name="a218" draw:name="Freihandform: Form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Freihandform: Form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Freihandform: Form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Freihandform: Form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el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Mastertitelformat bearbeiten</text:span><text:span text:style-name="a229" text:class-names=""/></text:p>
        </draw:text-box>
        <svg:title/>
        <svg:desc/>
      </draw:frame>
      <draw:frame draw:id="id47" presentation:style-name="a247" draw:name="Inhaltsplatzhalter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Mastertextformat bearbeiten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ünfte Ebene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Inhaltsplatzhalter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Mastertextformat bearbeiten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Datumsplatzhalter 4" svg:x="8.26772in" svg:y="7.48031in" svg:width="2.55906in" svg:height="0.57047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Fußzeilenplatzhalter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Foliennummernplatzhalter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Folienbildplatzhalter 1">
          <svg:title/>
          <svg:desc/>
        </draw:page-thumbnail>
        <draw:frame draw:id="id10" presentation:style-name="a277" draw:name="Notizenplatzhalt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Kopfzeilenplatzhalt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Datumsplatzhalt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Fußzeilenplatzhalt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Foliennummernplatzhalt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custom-shape svg:x="0in" svg:y="0.19685in" svg:width="10.62992in" svg:height="1.37795in" draw:id="id52" draw:layer="Master1-bg" draw:style-name="a294" draw:name="Freihandform: Form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Freihandform: Form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Freihandform: Form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Freihandform: Form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el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57" presentation:style-name="a311" draw:name="Textplatzhalter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Mastertextformat bearbeiten</text:span></text:p>
            </text:list-item>
          </text:list>
        </draw:text-box>
        <svg:title/>
        <svg:desc/>
      </draw:frame>
      <draw:frame draw:id="id58" presentation:style-name="a327" draw:name="Inhaltsplatzhalter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Mastertextformat bearbeiten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Textplatzhalter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Mastertextformat bearbeiten</text:span></text:p>
            </text:list-item>
          </text:list>
        </draw:text-box>
        <svg:title/>
        <svg:desc/>
      </draw:frame>
      <draw:frame draw:id="id60" presentation:style-name="a347" draw:name="Inhaltsplatzhalter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Mastertextformat bearbeiten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umsplatzhalter 6" svg:x="8.26772in" svg:y="7.48031in" svg:width="2.55906in" svg:height="0.57047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Fußzeilenplatzhalter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Foliennummernplatzhalter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Folienbildplatzhalter 1">
          <svg:title/>
          <svg:desc/>
        </draw:page-thumbnail>
        <draw:frame draw:id="id10" presentation:style-name="a361" draw:name="Notizenplatzhalt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Kopfzeilenplatzhalt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Datumsplatzhalt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ußzeilenplatzhalt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Foliennummernplatzhalt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custom-shape svg:x="0in" svg:y="0.19685in" svg:width="10.62992in" svg:height="1.37795in" draw:id="id64" draw:layer="Master1-bg" draw:style-name="a378" draw:name="Freihandform: Form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Freihandform: Form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Freihandform: Form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Freihandform: Form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el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Mastertitelformat bearbeiten</text:span><text:span text:style-name="a389" text:class-names=""/></text:p>
        </draw:text-box>
        <svg:title/>
        <svg:desc/>
      </draw:frame>
      <draw:frame draw:id="id69" presentation:style-name="a394" draw:name="Datumsplatzhalter 2" svg:x="8.26772in" svg:y="7.48031in" svg:width="2.55906in" svg:height="0.5704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Fußzeilenplatzhalter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Foliennummernplatzhalter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Folienbildplatzhalter 1">
          <svg:title/>
          <svg:desc/>
        </draw:page-thumbnail>
        <draw:frame draw:id="id10" presentation:style-name="a405" draw:name="Notizenplatzhalt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Kopfzeilenplatzhalt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Datumsplatzhalt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ußzeilenplatzhalt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Foliennummernplatzhalt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custom-shape svg:x="0in" svg:y="0.19685in" svg:width="10.62992in" svg:height="1.37795in" draw:id="id72" draw:layer="Master1-bg" draw:style-name="a422" draw:name="Freihandform: Form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Freihandform: Form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Freihandform: Form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Freihandform: Form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Datumsplatzhalter 1" svg:x="8.26772in" svg:y="7.48031in" svg:width="2.55906in" svg:height="0.5704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Fußzeilenplatzhalter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Foliennummernplatzhalter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Folienbildplatzhalter 1">
          <svg:title/>
          <svg:desc/>
        </draw:page-thumbnail>
        <draw:frame draw:id="id10" presentation:style-name="a445" draw:name="Notizenplatzhalt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Kopfzeilenplatzhalt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umsplatzhalt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ußzeilenplatzhalt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Foliennummernplatzhalt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59">
      <draw:custom-shape svg:x="0in" svg:y="0.19685in" svg:width="10.62992in" svg:height="1.37795in" draw:id="id79" draw:layer="Master1-bg" draw:style-name="a462" draw:name="Freihandform: Form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Freihandform: Form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Freihandform: Form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Freihandform: Form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el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Mastertitelformat bearbeiten</text:span><text:span text:style-name="a473" text:class-names=""/></text:p>
        </draw:text-box>
        <svg:title/>
        <svg:desc/>
      </draw:frame>
      <draw:frame draw:id="id84" presentation:style-name="a491" draw:name="Inhaltsplatzhalter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Mastertextformat bearbeiten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Zweite Ebene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ünfte Ebene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Textplatzhalter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Mastertextformat bearbeiten</text:span></text:p>
            </text:list-item>
          </text:list>
        </draw:text-box>
        <svg:title/>
        <svg:desc/>
      </draw:frame>
      <draw:frame draw:id="id86" presentation:style-name="a498" draw:name="Datumsplatzhalter 4" svg:x="8.26772in" svg:y="7.48031in" svg:width="2.55906in" svg:height="0.5704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Fußzeilenplatzhalter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Foliennummernplatzhalter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Folienbildplatzhalter 1">
          <svg:title/>
          <svg:desc/>
        </draw:page-thumbnail>
        <draw:frame draw:id="id10" presentation:style-name="a509" draw:name="Notizenplatzhalt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Kopfzeilenplatzhalt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Datumsplatzhalt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ußzeilenplatzhalt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Foliennummernplatzhalt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3">
      <draw:custom-shape svg:x="0in" svg:y="0.19685in" svg:width="10.62992in" svg:height="1.37795in" draw:id="id89" draw:layer="Master1-bg" draw:style-name="a526" draw:name="Freihandform: Form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Freihandform: Form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Freihandform: Form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Freihandform: Form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el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Mastertitelformat bearbeiten</text:span><text:span text:style-name="a537" text:class-names=""/></text:p>
        </draw:text-box>
        <svg:title/>
        <svg:desc/>
      </draw:frame>
      <draw:frame draw:id="id94" presentation:style-name="a542" draw:name="Bildplatzhalter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Textplatzhalter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Mastertextformat bearbeiten</text:span></text:p>
            </text:list-item>
          </text:list>
        </draw:text-box>
        <svg:title/>
        <svg:desc/>
      </draw:frame>
      <draw:frame draw:id="id96" presentation:style-name="a549" draw:name="Datumsplatzhalter 4" svg:x="8.26772in" svg:y="7.48031in" svg:width="2.55906in" svg:height="0.5704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Fußzeilenplatzhalter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Foliennummernplatzhalter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Folienbildplatzhalter 1">
          <svg:title/>
          <svg:desc/>
        </draw:page-thumbnail>
        <draw:frame draw:id="id10" presentation:style-name="a560" draw:name="Notizenplatzhalt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Kopfzeilenplatzhalt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Datumsplatzhalt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Fußzeilenplatzhalt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Foliennummernplatzhalt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4">
      <draw:custom-shape svg:x="0in" svg:y="0.19685in" svg:width="10.62992in" svg:height="1.37795in" draw:id="id99" draw:layer="Master1-bg" draw:style-name="a577" draw:name="Freihandform: Form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Freihandform: Form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Freihandform: Form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Freihandform: Form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el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Mastertitelformat bearbeiten</text:span><text:span text:style-name="a588" text:class-names=""/></text:p>
        </draw:text-box>
        <svg:title/>
        <svg:desc/>
      </draw:frame>
      <draw:frame draw:id="id104" presentation:style-name="a607" draw:name="Vertikaler Textplatzhalter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Mastertextformat bearbeiten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Zweite Ebene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ünfte Ebene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Datumsplatzhalter 3" svg:x="8.26772in" svg:y="7.48031in" svg:width="2.55906in" svg:height="0.5704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Fußzeilenplatzhalter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Foliennummernplatzhalter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Folienbildplatzhalter 1">
          <svg:title/>
          <svg:desc/>
        </draw:page-thumbnail>
        <draw:frame draw:id="id10" presentation:style-name="a621" draw:name="Notizenplatzhalt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Kopfzeilenplatzhalt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Datumsplatzhalt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Fußzeilenplatzhalt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Foliennummernplatzhalt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custom-shape svg:x="0in" svg:y="0.19685in" svg:width="10.62992in" svg:height="1.37795in" draw:id="id108" draw:layer="Master1-bg" draw:style-name="a638" draw:name="Freihandform: Form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Freihandform: Form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Freihandform: Form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Freihandform: Form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Vertikaler Titel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Mastertitelformat bearbeiten</text:span><text:span text:style-name="a649" text:class-names=""/></text:p>
        </draw:text-box>
        <svg:title/>
        <svg:desc/>
      </draw:frame>
      <draw:frame draw:id="id113" presentation:style-name="a668" draw:name="Vertikaler Textplatzhalter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Mastertextformat bearbeiten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Zweite Ebene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ünfte Ebene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Datumsplatzhalter 3" svg:x="8.26772in" svg:y="7.48031in" svg:width="2.55906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Fußzeilenplatzhalter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Foliennummernplatzhalter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Folienbildplatzhalter 1">
          <svg:title/>
          <svg:desc/>
        </draw:page-thumbnail>
        <draw:frame draw:id="id10" presentation:style-name="a682" draw:name="Notizenplatzhalt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Kopfzeilenplatzhalt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Datumsplatzhalt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Fußzeilenplatzhalt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Foliennummernplatzhalt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3.44488in" svg:width="10.62992in" svg:height="1.37795in" draw:id="id117" draw:style-name="a699" draw:name="Freihandform: Form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Titelplatzhalter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Textplatzhalter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Mastertextformat bearbeiten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Zweite Ebene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ünfte Ebene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Datumsplatzhalter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Fußzeilenplatzhalter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Foliennummernplatzhalter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Folienbildplatzhalter 1">
          <svg:title/>
          <svg:desc/>
        </draw:page-thumbnail>
        <draw:frame draw:id="id10" presentation:style-name="a732" draw:name="Notizenplatzhalt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Kopfzeilenplatzhalt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Datumsplatzhalt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Fußzeilenplatzhalt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Foliennummernplatzhalt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46">
      <draw:custom-shape svg:x="0in" svg:y="3.44488in" svg:width="10.62992in" svg:height="1.37795in" draw:id="id123" draw:layer="Master2-bg" draw:style-name="a749" draw:name="Freihandform: Form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el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Mastertitelformat bearbeiten</text:span><text:span text:style-name="a751" text:class-names=""/></text:p>
        </draw:text-box>
        <svg:title/>
        <svg:desc/>
      </draw:frame>
      <draw:frame draw:id="id125" presentation:style-name="a757" draw:name="Untertitel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Master-Untertitelformat bearbeiten</text:span><text:span text:style-name="a755" text:class-names=""/></text:p>
        </draw:text-box>
        <svg:title/>
        <svg:desc/>
      </draw:frame>
      <draw:frame draw:id="id126" presentation:style-name="a760" draw:name="Datumsplatzhalter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Fußzeilenplatzhalter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Foliennummernplatzhalter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Folienbildplatzhalter 1">
          <svg:title/>
          <svg:desc/>
        </draw:page-thumbnail>
        <draw:frame draw:id="id10" presentation:style-name="a771" draw:name="Notizenplatzhalt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Kopfzeilenplatzhalt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Datumsplatzhalt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Fußzeilenplatzhalt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Foliennummernplatzhalt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85">
      <draw:custom-shape svg:x="0in" svg:y="3.44488in" svg:width="10.62992in" svg:height="1.37795in" draw:id="id129" draw:layer="Master2-bg" draw:style-name="a788" draw:name="Freihandform: Form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el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Mastertitelformat bearbeiten</text:span><text:span text:style-name="a790" text:class-names=""/></text:p>
        </draw:text-box>
        <svg:title/>
        <svg:desc/>
      </draw:frame>
      <draw:frame draw:id="id131" presentation:style-name="a808" draw:name="Inhaltsplatzhalter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Mastertextformat bearbeiten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Zweite Ebene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ünfte Ebene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Datumsplatzhalter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Fußzeilenplatzhalter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Foliennummernplatzhalter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Folienbildplatzhalter 1">
          <svg:title/>
          <svg:desc/>
        </draw:page-thumbnail>
        <draw:frame draw:id="id10" presentation:style-name="a822" draw:name="Notizenplatzhalt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Kopfzeilenplatzhalt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Datumsplatzhalt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Fußzeilenplatzhalt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Foliennummernplatzhalt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836">
      <draw:custom-shape svg:x="0in" svg:y="3.44488in" svg:width="10.62992in" svg:height="1.37795in" draw:id="id135" draw:layer="Master2-bg" draw:style-name="a839" draw:name="Freihandform: Form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el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Mastertitelformat bearbeiten</text:span><text:span text:style-name="a841" text:class-names=""/></text:p>
        </draw:text-box>
        <svg:title/>
        <svg:desc/>
      </draw:frame>
      <draw:frame draw:id="id137" presentation:style-name="a847" draw:name="Textplatzhalter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Mastertextformat bearbeiten</text:span></text:p>
            </text:list-item>
          </text:list>
        </draw:text-box>
        <svg:title/>
        <svg:desc/>
      </draw:frame>
      <draw:frame draw:id="id138" presentation:style-name="a850" draw:name="Datumsplatzhalter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Fußzeilenplatzhalter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Foliennummernplatzhalter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Folienbildplatzhalter 1">
          <svg:title/>
          <svg:desc/>
        </draw:page-thumbnail>
        <draw:frame draw:id="id10" presentation:style-name="a861" draw:name="Notizenplatzhalter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Kopfzeilenplatzhalter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Datumsplatzhalter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Fußzeilenplatzhalter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Foliennummernplatzhalter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75">
      <draw:custom-shape svg:x="0in" svg:y="3.44488in" svg:width="10.62992in" svg:height="1.37795in" draw:id="id141" draw:layer="Master2-bg" draw:style-name="a878" draw:name="Freihandform: Form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el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Mastertitelformat bearbeiten</text:span><text:span text:style-name="a880" text:class-names=""/></text:p>
        </draw:text-box>
        <svg:title/>
        <svg:desc/>
      </draw:frame>
      <draw:frame draw:id="id143" presentation:style-name="a898" draw:name="Inhaltsplatzhalter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Mastertextformat bearbeiten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Zweite Ebene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ünfte Ebene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Inhaltsplatzhalter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Mastertextformat bearbeiten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Zweite Ebene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ünfte Ebene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Datumsplatzhalter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Fußzeilenplatzhalter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Foliennummernplatzhalter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Folienbildplatzhalter 1">
          <svg:title/>
          <svg:desc/>
        </draw:page-thumbnail>
        <draw:frame draw:id="id10" presentation:style-name="a928" draw:name="Notizenplatzhalt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Kopfzeilenplatzhalt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Datumsplatzhalt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Fußzeilenplatzhalt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Foliennummernplatzhalt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42">
      <draw:custom-shape svg:x="0in" svg:y="3.44488in" svg:width="10.62992in" svg:height="1.37795in" draw:id="id148" draw:layer="Master2-bg" draw:style-name="a945" draw:name="Freihandform: Form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el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Mastertitelformat bearbeiten</text:span><text:span text:style-name="a947" text:class-names=""/></text:p>
        </draw:text-box>
        <svg:title/>
        <svg:desc/>
      </draw:frame>
      <draw:frame draw:id="id150" presentation:style-name="a953" draw:name="Textplatzhalter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Mastertextformat bearbeiten</text:span></text:p>
            </text:list-item>
          </text:list>
        </draw:text-box>
        <svg:title/>
        <svg:desc/>
      </draw:frame>
      <draw:frame draw:id="id151" presentation:style-name="a969" draw:name="Inhaltsplatzhalter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Mastertextformat bearbeiten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Zweite Ebene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ünfte Ebene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Textplatzhalter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Mastertextformat bearbeiten</text:span></text:p>
            </text:list-item>
          </text:list>
        </draw:text-box>
        <svg:title/>
        <svg:desc/>
      </draw:frame>
      <draw:frame draw:id="id153" presentation:style-name="a989" draw:name="Inhaltsplatzhalter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Mastertextformat bearbeiten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Zweite Ebene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Fünfte Ebene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Datumsplatzhalter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Fußzeilenplatzhalter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Foliennummernplatzhalter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Folienbildplatzhalter 1">
          <svg:title/>
          <svg:desc/>
        </draw:page-thumbnail>
        <draw:frame draw:id="id10" presentation:style-name="a1003" draw:name="Notizenplatzhalt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Kopfzeilenplatzhalt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Datumsplatzhalt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Fußzeilenplatzhalt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Foliennummernplatzhalt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1017">
      <draw:custom-shape svg:x="0in" svg:y="3.44488in" svg:width="10.62992in" svg:height="1.37795in" draw:id="id157" draw:layer="Master2-bg" draw:style-name="a1020" draw:name="Freihandform: Form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el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Mastertitelformat bearbeiten</text:span><text:span text:style-name="a1022" text:class-names=""/></text:p>
        </draw:text-box>
        <svg:title/>
        <svg:desc/>
      </draw:frame>
      <draw:frame draw:id="id159" presentation:style-name="a1027" draw:name="Datumsplatzhalter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Fußzeilenplatzhalter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Foliennummernplatzhalter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Folienbildplatzhalter 1">
          <svg:title/>
          <svg:desc/>
        </draw:page-thumbnail>
        <draw:frame draw:id="id10" presentation:style-name="a1038" draw:name="Notizenplatzhalt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Kopfzeilenplatzhalt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Datumsplatzhalt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Fußzeilenplatzhalt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Foliennummernplatzhalt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52">
      <draw:custom-shape svg:x="0in" svg:y="3.44488in" svg:width="10.62992in" svg:height="1.37795in" draw:id="id162" draw:layer="Master2-bg" draw:style-name="a1055" draw:name="Freihandform: Form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Datumsplatzhalter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Fußzeilenplatzhalter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Foliennummernplatzhalter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Folienbildplatzhalter 1">
          <svg:title/>
          <svg:desc/>
        </draw:page-thumbnail>
        <draw:frame draw:id="id10" presentation:style-name="a1069" draw:name="Notizenplatzhalter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Kopfzeilenplatzhalter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Datumsplatzhalter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Fußzeilenplatzhalter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Foliennummernplatzhalter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83">
      <draw:custom-shape svg:x="0in" svg:y="3.44488in" svg:width="10.62992in" svg:height="1.37795in" draw:id="id166" draw:layer="Master2-bg" draw:style-name="a1086" draw:name="Freihandform: Form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el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Mastertitelformat bearbeiten</text:span><text:span text:style-name="a1088" text:class-names=""/></text:p>
        </draw:text-box>
        <svg:title/>
        <svg:desc/>
      </draw:frame>
      <draw:frame draw:id="id168" presentation:style-name="a1106" draw:name="Inhaltsplatzhalter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Mastertextformat bearbeiten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Zweite Ebene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ünfte Ebene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Textplatzhalter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Mastertextformat bearbeiten</text:span></text:p>
            </text:list-item>
          </text:list>
        </draw:text-box>
        <svg:title/>
        <svg:desc/>
      </draw:frame>
      <draw:frame draw:id="id170" presentation:style-name="a1113" draw:name="Datumsplatzhalter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Fußzeilenplatzhalter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Foliennummernplatzhalter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Folienbildplatzhalter 1">
          <svg:title/>
          <svg:desc/>
        </draw:page-thumbnail>
        <draw:frame draw:id="id10" presentation:style-name="a1124" draw:name="Notizenplatzhalt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Kopfzeilenplatzhalt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Datumsplatzhalt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Fußzeilenplatzhalt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Foliennummernplatzhalt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138">
      <draw:custom-shape svg:x="0in" svg:y="3.44488in" svg:width="10.62992in" svg:height="1.37795in" draw:id="id173" draw:layer="Master2-bg" draw:style-name="a1141" draw:name="Freihandform: Form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el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Mastertitelformat bearbeiten</text:span><text:span text:style-name="a1143" text:class-names=""/></text:p>
        </draw:text-box>
        <svg:title/>
        <svg:desc/>
      </draw:frame>
      <draw:frame draw:id="id175" presentation:style-name="a1148" draw:name="Bildplatzhalter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Textplatzhalter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Mastertextformat bearbeiten</text:span></text:p>
            </text:list-item>
          </text:list>
        </draw:text-box>
        <svg:title/>
        <svg:desc/>
      </draw:frame>
      <draw:frame draw:id="id177" presentation:style-name="a1155" draw:name="Datumsplatzhalter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Fußzeilenplatzhalter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Foliennummernplatzhalter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Folienbildplatzhalter 1">
          <svg:title/>
          <svg:desc/>
        </draw:page-thumbnail>
        <draw:frame draw:id="id10" presentation:style-name="a1166" draw:name="Notizenplatzhalt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Kopfzeilenplatzhalt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Datumsplatzhalt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Fußzeilenplatzhalt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Foliennummernplatzhalt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80">
      <draw:custom-shape svg:x="0in" svg:y="3.44488in" svg:width="10.62992in" svg:height="1.37795in" draw:id="id180" draw:layer="Master2-bg" draw:style-name="a1183" draw:name="Freihandform: Form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el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Mastertitelformat bearbeiten</text:span><text:span text:style-name="a1185" text:class-names=""/></text:p>
        </draw:text-box>
        <svg:title/>
        <svg:desc/>
      </draw:frame>
      <draw:frame draw:id="id182" presentation:style-name="a1204" draw:name="Vertikaler Textplatzhalter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Mastertextformat bearbeiten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Zweite Ebene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ünfte Ebene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Datumsplatzhalter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Fußzeilenplatzhalter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Foliennummernplatzhalter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Folienbildplatzhalter 1">
          <svg:title/>
          <svg:desc/>
        </draw:page-thumbnail>
        <draw:frame draw:id="id10" presentation:style-name="a1218" draw:name="Notizenplatzhalter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Kopfzeilenplatzhalter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Datumsplatzhalter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Fußzeilenplatzhalter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Foliennummernplatzhalter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232">
      <draw:custom-shape svg:x="0in" svg:y="3.44488in" svg:width="10.62992in" svg:height="1.37795in" draw:id="id186" draw:layer="Master2-bg" draw:style-name="a1235" draw:name="Freihandform: Form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Vertikaler Titel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Mastertitelformat bearbeiten</text:span><text:span text:style-name="a1237" text:class-names=""/></text:p>
        </draw:text-box>
        <svg:title/>
        <svg:desc/>
      </draw:frame>
      <draw:frame draw:id="id188" presentation:style-name="a1256" draw:name="Vertikaler Textplatzhalter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Mastertextformat bearbeiten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Zweite Ebene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ünfte Ebene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Datumsplatzhalter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Fußzeilenplatzhalter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Foliennummernplatzhalter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Folienbildplatzhalter 1">
          <svg:title/>
          <svg:desc/>
        </draw:page-thumbnail>
        <draw:frame draw:id="id10" presentation:style-name="a1270" draw:name="Notizenplatzhalt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Kopfzeilenplatzhalt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Datumsplatzhalt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Fußzeilenplatzhalt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Foliennummernplatzhalt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84">
      <draw:frame draw:id="id192" presentation:style-name="a1287" draw:name="Kopfzeilenplatzhalter 1" svg:x="0in" svg:y="0in" svg:width="3.58763in" svg:height="0.58422in" presentation:class="header" presentation:placeholder="false">
        <draw:text-box>
          <text:p text:style-name="a1286" text:class-names="" text:cond-style-name=""><text:span text:style-name="a1285" text:class-names=""/></text:p>
        </draw:text-box>
        <svg:title/>
        <svg:desc/>
      </draw:frame>
      <draw:frame draw:id="id193" presentation:style-name="a1290" draw:name="Datumsplatzhalter 2" svg:x="4.67935in" svg:y="0in" svg:width="3.58763in" svg:height="0.58422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194" presentation:style-name="a1293" draw:name="Fußzeilenplatzhalter 3" svg:x="0in" svg:y="11.10807in" svg:width="3.58763in" svg:height="0.58422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296" draw:name="Foliennummernplatzhalter 4" svg:x="4.67935in" svg:y="11.10807in" svg:width="3.58763in" svg:height="0.58422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alte Hoffmann</dc:creator>
    <meta:creation-date>2020-01-07T09:48:43Z</meta:creation-date>
    <dc:date>2020-01-16T20:12:12Z</dc:date>
    <meta:editing-cycles>11</meta:editing-cycles>
    <meta:editing-duration>PT0S</meta:editing-duration>
    <meta:document-statistic meta:paragraph-count="28" meta:word-count="127"/>
  </office:meta>
</office:document-meta>
</file>